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</office:font-face-decls>
  <office:automatic-styles>
    <style:style style:name="Table2" style:family="table">
      <style:table-properties style:width="6.9396in" fo:margin-left="-0.0146in" table:align="left"/>
    </style:style>
    <style:style style:name="Table2.A" style:family="table-column">
      <style:table-column-properties style:column-width="0.9243in"/>
    </style:style>
    <style:style style:name="Table2.B" style:family="table-column">
      <style:table-column-properties style:column-width="2.3639in"/>
    </style:style>
    <style:style style:name="Table2.C" style:family="table-column">
      <style:table-column-properties style:column-width="3.651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Sitka Small Semibold" officeooo:rsid="00054f17" officeooo:paragraph-rsid="00054f17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Sitka Small Semibold" fo:font-size="15pt" officeooo:rsid="00054f17" officeooo:paragraph-rsid="00054f17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Linux Libertine G" fo:font-size="15pt" officeooo:rsid="00054f17" officeooo:paragraph-rsid="00054f17" style:font-size-asian="15pt" style:font-size-complex="15pt"/>
    </style:style>
    <style:style style:name="P4" style:family="paragraph">
      <loext:graphic-properties draw:fill-color="#000000"/>
      <style:paragraph-properties fo:text-align="center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Linux Libertine Display G" fo:font-size="18pt" officeooo:rsid="00054f17" officeooo:paragraph-rsid="00054f17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nux Libertine G" fo:font-size="15pt" officeooo:rsid="00054f17" officeooo:paragraph-rsid="00054f17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nux Libertine G" fo:font-size="15pt" officeooo:rsid="00054f17" officeooo:paragraph-rsid="0005a36e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nux Libertine G" fo:font-size="15pt" officeooo:rsid="0005a36e" officeooo:paragraph-rsid="0005a36e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officeooo:paragraph-rsid="0005a36e"/>
    </style:style>
    <style:style style:name="P10" style:family="paragraph" style:parent-style-name="Standard">
      <style:paragraph-properties fo:text-align="start" style:justify-single-word="false"/>
      <style:text-properties officeooo:rsid="0005a36e" officeooo:paragraph-rsid="0005a36e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officeooo:rsid="00062d58" officeooo:paragraph-rsid="00062d58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nux Libertine G" fo:font-size="15pt" officeooo:rsid="00062d58" officeooo:paragraph-rsid="00062d58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nux Libertine G" fo:font-size="16pt" officeooo:rsid="00062d58" officeooo:paragraph-rsid="00062d58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nux Libertine G" fo:font-size="15pt" officeooo:rsid="00062d58" officeooo:paragraph-rsid="00062d58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nux Libertine G" fo:font-size="15pt" officeooo:rsid="0006e4a1" officeooo:paragraph-rsid="0006e4a1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officeooo:paragraph-rsid="0006e4a1"/>
    </style:style>
    <style:style style:name="P17" style:family="paragraph" style:parent-style-name="Table_20_Heading">
      <style:text-properties officeooo:paragraph-rsid="0006e4a1"/>
    </style:style>
    <style:style style:name="P18" style:family="paragraph" style:parent-style-name="Table_20_Contents">
      <style:text-properties officeooo:paragraph-rsid="0006e4a1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nux Libertine G" fo:font-size="15pt" officeooo:rsid="0006e818" officeooo:paragraph-rsid="0006e818" style:font-size-asian="13.1000003814697pt" style:font-size-complex="15pt"/>
    </style:style>
    <style:style style:name="P20" style:family="paragraph" style:parent-style-name="Text_20_body">
      <style:paragraph-properties fo:text-align="start" style:justify-single-word="false"/>
      <style:text-properties officeooo:paragraph-rsid="0006e818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style:font-name="Linux Libertine G" fo:font-size="15pt" officeooo:rsid="0006e818" style:font-size-asian="13.1000003814697pt" style:font-size-complex="15pt"/>
    </style:style>
    <style:style style:name="P23" style:family="paragraph" style:parent-style-name="Text_20_body">
      <style:text-properties style:font-name="Linux Libertine G" fo:font-size="15pt" officeooo:rsid="0006e818" style:font-size-asian="13.1000003814697pt" style:font-size-complex="15pt"/>
    </style:style>
    <style:style style:name="P24" style:family="paragraph" style:parent-style-name="Text_20_body">
      <style:text-properties style:font-name="Linux Libertine G" fo:font-size="16pt" fo:font-style="italic" officeooo:rsid="0006e818" officeooo:paragraph-rsid="0006e818" style:font-size-asian="16pt" style:font-style-asian="italic" style:font-size-complex="16pt" style:font-style-complex="italic"/>
    </style:style>
    <style:style style:name="P25" style:family="paragraph" style:parent-style-name="Text_20_body">
      <style:text-properties style:font-name="Linux Libertine G" fo:font-size="15pt" officeooo:rsid="0006e818" officeooo:paragraph-rsid="0006e818" style:font-size-asian="13.1000003814697pt" style:font-size-complex="15pt"/>
    </style:style>
    <style:style style:name="P26" style:family="paragraph" style:parent-style-name="Text_20_body">
      <style:text-properties style:font-name="Linux Libertine G" fo:font-size="15pt" officeooo:rsid="0006e818" officeooo:paragraph-rsid="00074cc7" style:font-size-asian="13.1000003814697pt" style:font-size-complex="15pt"/>
    </style:style>
    <style:style style:name="P27" style:family="paragraph" style:parent-style-name="Text_20_body" style:list-style-name="L2">
      <style:text-properties officeooo:paragraph-rsid="00074cc7"/>
    </style:style>
    <style:style style:name="P28" style:family="paragraph" style:parent-style-name="Text_20_body" style:list-style-name="L2">
      <style:text-properties officeooo:paragraph-rsid="0006e818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text-properties style:font-name="Linux Libertine G" fo:font-size="15pt" officeooo:rsid="0006e818" style:font-size-asian="13.1000003814697pt" style:font-size-complex="15pt"/>
    </style:style>
    <style:style style:name="P31" style:family="paragraph" style:parent-style-name="Text_20_body">
      <style:text-properties style:font-name="Linux Libertine G" fo:font-size="15pt" officeooo:rsid="00074cc7" officeooo:paragraph-rsid="00074cc7" style:font-size-asian="13.1000003814697pt" style:font-size-complex="15pt"/>
    </style:style>
    <style:style style:name="P32" style:family="paragraph" style:parent-style-name="Text_20_body" style:list-style-name="L3">
      <style:text-properties style:font-name="Linux Libertine G" fo:font-size="15pt" officeooo:rsid="00074cc7" officeooo:paragraph-rsid="00074cc7" style:font-size-asian="13.1000003814697pt" style:font-size-complex="15pt"/>
    </style:style>
    <style:style style:name="P33" style:family="paragraph" style:parent-style-name="Heading_20_2">
      <style:paragraph-properties fo:margin-top="0in" fo:margin-bottom="0.0972in" style:contextual-spacing="false" fo:line-height="115%"/>
      <style:text-properties style:font-name="Linux Libertine G" fo:font-size="15pt" officeooo:rsid="00074cc7" officeooo:paragraph-rsid="00074cc7" style:font-size-asian="13.1000003814697pt" style:font-size-complex="15pt"/>
    </style:style>
    <style:style style:name="P34" style:family="paragraph" style:parent-style-name="Text_20_body" style:list-style-name="L4">
      <style:text-properties style:font-name="Linux Libertine G" fo:font-size="15pt" officeooo:rsid="00074cc7" officeooo:paragraph-rsid="00074cc7" style:font-size-asian="13.1000003814697pt" style:font-size-complex="15pt"/>
    </style:style>
    <style:style style:name="T1" style:family="text">
      <style:text-properties style:text-position="0% 100%" fo:font-size="15pt" style:font-size-asian="15pt" style:font-size-complex="15pt"/>
    </style:style>
    <style:style style:name="T2" style:family="text">
      <style:text-properties officeooo:rsid="0005a36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0% 100%" style:font-name="Linux Libertine G" fo:font-size="15pt" officeooo:rsid="0005a36e" style:font-size-asian="15pt" style:font-size-complex="15pt"/>
    </style:style>
    <style:style style:name="T5" style:family="text">
      <style:text-properties officeooo:rsid="0006e4a1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0% 100%" style:font-name="Linux Libertine G" fo:font-size="15pt" officeooo:rsid="0006e4a1" style:font-size-asian="13.1000003814697pt" style:font-size-complex="15pt"/>
    </style:style>
    <style:style style:name="T8" style:family="text">
      <style:text-properties style:font-name="Linux Libertine G" fo:font-size="15pt" officeooo:rsid="0006e818" style:font-size-asian="13.1000003814697pt" style:font-size-complex="15pt"/>
    </style:style>
    <style:style style:name="T9" style:family="text">
      <style:text-properties fo:font-size="15pt" officeooo:rsid="0006e818" style:font-size-asian="13.1000003814697pt" style:font-size-complex="15pt"/>
    </style:style>
    <text:list-style style:name="L1">
      <text:list-level-style-number text:level="1" text:style-name="Numbering_20_Symbols" loext:num-list-format="%1%)" style:num-suffix=")" style:num-format="1">
        <style:list-level-properties text:space-before="0.3035in" text:min-label-width="0.196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NAME: MEET KALAL</text:span></text:p>
      <text:p text:style-name="P2"><text:s text:c="15"/>SIR: MR. KAMLESH SHUKLA </text:p>
      <text:p text:style-name="P2"><text:s text:c="13"/>SUBJECT: CYBER SECURITY</text:p>
      <text:p text:style-name="P3"><draw:line text:anchor-type="paragraph" draw:z-index="0" draw:name="Line 1" draw:style-name="gr1" draw:text-style-name="P4" svg:x1="-0.2709in" svg:y1="0.2276in" svg:x2="7.1291in" svg:y2="0.211in"><text:p/></draw:line><text:s text:c="3"/></text:p>
      <text:p text:style-name="P3"/>
      <text:p text:style-name="P5">Assignment</text:p>
      <text:p text:style-name="P6"/>
      <text:p text:style-name="P6"/>
      <text:p text:style-name="P7"><text:s/>module 3: <text:s/>Understanding and Maintenance of <text:span text:style-name="T2">Networks</text:span></text:p>
      <text:p text:style-name="P7"/>
      <text:p text:style-name="P7"><text:span text:style-name="T3">Section 1: Multiple Choice</text:span> </text:p>
      <text:p text:style-name="P6"/>
      <text:p text:style-name="P7">1. What is the primary function of a router in a computer network?</text:p>
      <text:p text:style-name="P7"><text:span text:style-name="T2">(</text:span>a) Assigning IP addresses to devices</text:p>
      <text:p text:style-name="P7"><text:span text:style-name="T2">(</text:span>b) Providing wireless connectivity to devices </text:p>
      <text:p text:style-name="P7"><text:span text:style-name="T2">(</text:span>c) Forwarding data packets between networks</text:p>
      <text:p text:style-name="P7"><text:span text:style-name="T2">(</text:span>d) Managing user authentication and access control</text:p>
      <text:p text:style-name="P7"/>
      <text:p text:style-name="P8">Ans: (c) Forwarding data packets between networks</text:p>
      <text:p text:style-name="P8"/>
      <text:p text:style-name="P8">2. What is the purpose of DNS (Domain Name System) in a computer network? (a) Encrypting data transmissions for security</text:p>
      <text:p text:style-name="P8">(b) Assigning IP addresses to devices dynamically </text:p>
      <text:p text:style-name="P8">(c) Converting domain names to IP addresses Section</text:p>
      <text:p text:style-name="P9"><text:span text:style-name="T4">(d) Routing data packets between network segments</text:span></text:p>
      <text:p text:style-name="P10"/>
      <text:p text:style-name="P11">Ans: (c) Converting domain names to IP addresses Section </text:p>
      <text:p text:style-name="P11"/>
      <text:p text:style-name="P11">3. What type of network topology uses a centralized hub or switch to connect all devices?</text:p>
      <text:p text:style-name="P11">(a) Star </text:p>
      <text:p text:style-name="P11">(b) Bus </text:p>
      <text:p text:style-name="P11">(c) Ring</text:p>
      <text:p text:style-name="P11">(d) Mesh</text:p>
      <text:p text:style-name="P11"/>
      <text:p text:style-name="P11">Ans: (a) Star</text:p>
      <text:p text:style-name="P11"/>
      <text:p text:style-name="P11"/>
      <text:p text:style-name="P11"/>
      <text:p text:style-name="P11"><text:soft-page-break/>4. Which network protocol is commonly used for securely accessing and transferring files over a network?</text:p>
      <text:p text:style-name="P11">(a) HTTP </text:p>
      <text:p text:style-name="P11">(b) FTP </text:p>
      <text:p text:style-name="P11">(c) SMTP</text:p>
      <text:p text:style-name="P11">(d) POP3 </text:p>
      <text:p text:style-name="P6"/>
      <text:p text:style-name="P12">Ans: <text:span text:style-name="T5">(b) FTP </text:span></text:p>
      <text:p text:style-name="P12"/>
      <text:p text:style-name="P13"><text:span text:style-name="T3">Section 2: True or False</text:span> </text:p>
      <text:p text:style-name="P13"/>
      <text:p text:style-name="P14">5. A firewall is a hardware or software-based security system that monitors and controls incoming and outgoing network traffic based on predetermined security rules.</text:p>
      <text:p text:style-name="P14"/>
      <text:p text:style-name="P15">Ans: True </text:p>
      <text:p text:style-name="P15"/>
      <text:p text:style-name="P15">6. DHCP (Dynamic Host Configuration Protocol) assigns static IP addresses to network devices automatically.</text:p>
      <text:p text:style-name="P15"/>
      <text:p text:style-name="P15">Ans: False</text:p>
      <text:p text:style-name="P15"/>
      <text:p text:style-name="P15">7. VLANs (Virtual Local Area Networks) enable network segmentation by dividing a single physical network into multiple logical networks.</text:p>
      <text:p text:style-name="P15"/>
      <text:p text:style-name="P15">Ans: True</text:p>
      <text:p text:style-name="P15"/>
      <text:p text:style-name="P15"><text:span text:style-name="T6">Section 3: Short Answer</text:span> </text:p>
      <text:p text:style-name="P15"/>
      <text:p text:style-name="P15">8. Explain the difference between a hub and a switch in a computer network.</text:p>
      <text:p text:style-name="P15"/>
      <text:p text:style-name="P16"><text:span text:style-name="T7">Ans: Here’s the difference between a </text:span><text:span text:style-name="Strong_20_Emphasis"><text:span text:style-name="T7">Hub</text:span></text:span><text:span text:style-name="T7"> and a </text:span><text:span text:style-name="Strong_20_Emphasis"><text:span text:style-name="T7">Switch</text:span></text:span><text:span text:style-name="T7"> in simple terms: 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7">Feature</text:p>
            </table:table-cell>
            <table:table-cell table:style-name="Table2.A1" office:value-type="string">
              <text:p text:style-name="P17"><text:span text:style-name="Strong_20_Emphasis">Hub</text:span></text:p>
            </table:table-cell>
            <table:table-cell table:style-name="Table2.A1" office:value-type="string">
              <text:p text:style-name="P17"><text:span text:style-name="Strong_20_Emphasis">Switch</text:span></text:p>
            </table:table-cell>
          </table:table-row>
        </table:table-header-rows>
        <table:table-row>
          <table:table-cell table:style-name="Table2.A1" office:value-type="string">
            <text:p text:style-name="P18"><text:span text:style-name="Strong_20_Emphasis">Function</text:span></text:p>
          </table:table-cell>
          <table:table-cell table:style-name="Table2.A1" office:value-type="string">
            <text:p text:style-name="P18">Broadcasts data to <text:span text:style-name="Strong_20_Emphasis">all devices</text:span> in the network</text:p>
          </table:table-cell>
          <table:table-cell table:style-name="Table2.A1" office:value-type="string">
            <text:p text:style-name="P18">Sends data only to the <text:span text:style-name="Strong_20_Emphasis">specific device</text:span> (destination)</text:p>
          </table:table-cell>
        </table:table-row>
        <table:table-row>
          <table:table-cell table:style-name="Table2.A1" office:value-type="string">
            <text:p text:style-name="P18"><text:span text:style-name="Strong_20_Emphasis">Efficiency</text:span></text:p>
          </table:table-cell>
          <table:table-cell table:style-name="Table2.A1" office:value-type="string">
            <text:p text:style-name="P18">Less efficient – causes unnecessary traffic</text:p>
          </table:table-cell>
          <table:table-cell table:style-name="Table2.A1" office:value-type="string">
            <text:p text:style-name="P18">More efficient – reduces network congestion</text:p>
          </table:table-cell>
        </table:table-row>
        <table:table-row>
          <table:table-cell table:style-name="Table2.A1" office:value-type="string">
            <text:p text:style-name="P18"><text:span text:style-name="Strong_20_Emphasis">OSI Layer</text:span></text:p>
          </table:table-cell>
          <table:table-cell table:style-name="Table2.A1" office:value-type="string">
            <text:p text:style-name="P18">Works at <text:span text:style-name="Strong_20_Emphasis">Physical Layer (Layer 1)</text:span></text:p>
          </table:table-cell>
          <table:table-cell table:style-name="Table2.A1" office:value-type="string">
            <text:p text:style-name="P18">Works at <text:span text:style-name="Strong_20_Emphasis">Data Link Layer (Layer 2)</text:span> (sometimes Layer 3 for advanced switches)</text:p>
          </table:table-cell>
        </table:table-row>
        <text:soft-page-break/>
        <table:table-row>
          <table:table-cell table:style-name="Table2.A1" office:value-type="string">
            <text:p text:style-name="P18"><text:span text:style-name="Strong_20_Emphasis">Intelligence</text:span></text:p>
          </table:table-cell>
          <table:table-cell table:style-name="Table2.A1" office:value-type="string">
            <text:p text:style-name="P18">Dumb device – doesn’t know where data should go</text:p>
          </table:table-cell>
          <table:table-cell table:style-name="Table2.A1" office:value-type="string">
            <text:p text:style-name="P18">Smart device – learns MAC addresses and forwards data accordingly</text:p>
          </table:table-cell>
        </table:table-row>
        <table:table-row>
          <table:table-cell table:style-name="Table2.A1" office:value-type="string">
            <text:p text:style-name="P18"><text:span text:style-name="Strong_20_Emphasis">Speed</text:span></text:p>
          </table:table-cell>
          <table:table-cell table:style-name="Table2.A1" office:value-type="string">
            <text:p text:style-name="P18">Slower (because of collisions)</text:p>
          </table:table-cell>
          <table:table-cell table:style-name="Table2.A1" office:value-type="string">
            <text:p text:style-name="P18">Faster (collision-free communication)</text:p>
          </table:table-cell>
        </table:table-row>
        <table:table-row>
          <table:table-cell table:style-name="Table2.A1" office:value-type="string">
            <text:p text:style-name="P18"><text:span text:style-name="Strong_20_Emphasis">Security</text:span></text:p>
          </table:table-cell>
          <table:table-cell table:style-name="Table2.A1" office:value-type="string">
            <text:p text:style-name="P18">Less secure (any device can capture data)</text:p>
          </table:table-cell>
          <table:table-cell table:style-name="Table2.A1" office:value-type="string">
            <text:p text:style-name="P18">More secure (data goes only to intended device)</text:p>
          </table:table-cell>
        </table:table-row>
      </table:table>
      <text:p text:style-name="P15"/>
      <text:p text:style-name="P15"><text:s/></text:p>
      <text:p text:style-name="P19">9. Describe the process of troubleshooting network connectivity issues.</text:p>
      <text:p text:style-name="P19"/>
      <text:p text:style-name="P19">Ans: Steps to Troubleshoot Network Connectivity Issues: </text:p>
      <text:p text:style-name="P20"><text:span text:style-name="T8">Check cables/Wi-Fi connection.</text:span><text:span text:style-name="T8">Verify IP settings (DHCP/static).</text:span></text:p>
      <text:list text:style-name="L1">
        <text:list-item>
          <text:p text:style-name="P21"><text:span text:style-name="T8">Ping self (127.0.0.1) → Ping gateway → Ping internet IP (8.8.8.8).</text:span></text:p>
        </text:list-item>
        <text:list-item>
          <text:p text:style-name="P21"><text:span text:style-name="T8">Test DNS by pinging a domain (google.com).</text:span></text:p>
        </text:list-item>
        <text:list-item>
          <text:p text:style-name="P21"><text:span text:style-name="T8">Restart router/switch if needed.</text:span></text:p>
        </text:list-item>
        <text:list-item>
          <text:p text:style-name="P21"><text:span text:style-name="T8">Use </text:span><text:span text:style-name="Source_20_Text"><text:span text:style-name="T9">tracert/traceroute</text:span></text:span><text:span text:style-name="T8"> for deeper issues.</text:span></text:p>
        </text:list-item>
        <text:list-item>
          <text:p text:style-name="P22">Escalate to ISP/admin if unresolved.</text:p>
        </text:list-item>
      </text:list>
      <text:p text:style-name="P23"/>
      <text:p text:style-name="P24">Section 4: Practical Application</text:p>
      <text:p text:style-name="P25">10. Demonstrate how to configure a wireless router's security settings to enhance network security.</text:p>
      <text:p text:style-name="P26">Ans: Steps to Secure a Wireless Router: <text:s text:c="2"/></text:p>
      <text:list text:style-name="L2">
        <text:list-item>
          <text:p text:style-name="P27"><text:span text:style-name="T8">Change default admin password.</text:span></text:p>
        </text:list-item>
        <text:list-item>
          <text:p text:style-name="P28"><text:span text:style-name="T8">Use </text:span><text:span text:style-name="Strong_20_Emphasis"><text:span text:style-name="T8">WPA3/WPA2</text:span></text:span><text:span text:style-name="T8"> encryption.</text:span></text:p>
        </text:list-item>
        <text:list-item>
          <text:p text:style-name="P28"><text:span text:style-name="T8">Set a strong Wi-Fi password.</text:span></text:p>
        </text:list-item>
        <text:list-item>
          <text:p text:style-name="P29"><text:span text:style-name="T8">Change SSID (avoid default/personal info).</text:span></text:p>
        </text:list-item>
        <text:list-item>
          <text:p text:style-name="P29"><text:span text:style-name="T8">Disable WPS.</text:span></text:p>
        </text:list-item>
        <text:list-item>
          <text:p text:style-name="P29"><text:span text:style-name="T8">Enable firewall.</text:span></text:p>
        </text:list-item>
        <text:list-item>
          <text:p text:style-name="P29"><text:span text:style-name="T8">Update firmware.</text:span></text:p>
        </text:list-item>
        <text:list-item>
          <text:p text:style-name="P30">(Optional) Use MAC filtering &amp; Guest Wi-Fi.</text:p>
        </text:list-item>
      </text:list>
      <text:p text:style-name="P23"><text:soft-page-break/><text:span text:style-name="T6">Section 5: Essay</text:span> </text:p>
      <text:p text:style-name="P23"/>
      <text:p text:style-name="P23">11. Discuss the importance of network documentation and provide examples of information that should be documented.</text:p>
      <text:p text:style-name="P31">Ans: <text:s/>Importance of Network Documentation</text:p>
      <text:p text:style-name="P31">Network documentation is <text:span text:style-name="Strong_20_Emphasis">critical</text:span> for managing, troubleshooting, and securing a network.</text:p>
      <text:list text:style-name="L3">
        <text:list-item>
          <text:p text:style-name="P32">Helps <text:span text:style-name="Strong_20_Emphasis">administrators</text:span> understand the structure and configuration.</text:p>
        </text:list-item>
        <text:list-item>
          <text:p text:style-name="P32">Speeds up <text:span text:style-name="Strong_20_Emphasis">troubleshooting</text:span> when problems occur.</text:p>
        </text:list-item>
        <text:list-item>
          <text:p text:style-name="P32">Ensures smooth <text:span text:style-name="Strong_20_Emphasis">network upgrades/expansions</text:span>.</text:p>
        </text:list-item>
        <text:list-item>
          <text:p text:style-name="P32">Improves <text:span text:style-name="Strong_20_Emphasis">security</text:span> by tracking devices, users, and configurations.</text:p>
        </text:list-item>
        <text:list-item>
          <text:p text:style-name="P32">Acts as a <text:span text:style-name="Strong_20_Emphasis">reference guide</text:span> for new IT staff or in case of emergencies.</text:p>
        </text:list-item>
      </text:list>
      <text:h text:style-name="P33" text:outline-level="2">🔹 Examples of Information to Document</text:h>
      <text:list text:style-name="L4">
        <text:list-item>
          <text:p text:style-name="P34"><text:span text:style-name="Strong_20_Emphasis">Network Topology Diagrams</text:span> → physical &amp; logical layout of devices.</text:p>
        </text:list-item>
        <text:list-item>
          <text:p text:style-name="P34"><text:span text:style-name="Strong_20_Emphasis">IP Addressing Scheme</text:span> → static &amp; dynamic IPs, subnets, gateways.</text:p>
        </text:list-item>
        <text:list-item>
          <text:p text:style-name="P34"><text:span text:style-name="Strong_20_Emphasis">Device Inventory</text:span> → routers, switches, firewalls, servers with model/serial numbers.</text:p>
        </text:list-item>
        <text:list-item>
          <text:p text:style-name="P34"><text:span text:style-name="Strong_20_Emphasis">Configuration Files</text:span> → backup of router/switch/firewall settings.</text:p>
        </text:list-item>
        <text:list-item>
          <text:p text:style-name="P34"><text:span text:style-name="Strong_20_Emphasis">User Accounts &amp; Permissions</text:span> → who has access and at what level.</text:p>
        </text:list-item>
        <text:list-item>
          <text:p text:style-name="P34"><text:span text:style-name="Strong_20_Emphasis">Network Policies</text:span> → security rules, VLAN configurations, firewall rules.</text:p>
        </text:list-item>
        <text:list-item>
          <text:p text:style-name="P34"><text:span text:style-name="Strong_20_Emphasis">Maintenance Logs</text:span> → updates, patches, hardware replacements.</text:p>
        </text:list-item>
        <text:list-item>
          <text:p text:style-name="P34"><text:span text:style-name="Strong_20_Emphasis">ISP &amp; Vendor Information</text:span> → contact details, service agreements.</text:p>
        </text:list-item>
      </text:list>
      <text:p text:style-name="P31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0:07:39.608276000</meta:creation-date>
    <dc:date>2025-09-07T11:10:31.297374500</dc:date>
    <meta:editing-duration>PT8M7S</meta:editing-duration>
    <meta:editing-cycles>1</meta:editing-cycles>
    <meta:document-statistic meta:table-count="1" meta:image-count="0" meta:object-count="0" meta:page-count="4" meta:paragraph-count="99" meta:word-count="654" meta:character-count="4307" meta:non-whitespace-character-count="3715"/>
    <meta:generator>LibreOffice/25.8.1.1$Windows_X86_64 LibreOffice_project/54047653041915e595ad4e45cccea684809c77b5</meta:generator>
  </office:meta>
</office:document-meta>
</file>